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25054" officeooo:paragraph-rsid="00025054" style:font-size-asian="16pt" style:font-size-complex="16pt"/>
    </style:style>
    <style:style style:name="P2" style:family="paragraph" style:parent-style-name="Standard">
      <style:text-properties fo:font-size="14pt" officeooo:rsid="00025054" officeooo:paragraph-rsid="00025054" style:font-size-asian="14pt" style:font-size-complex="14pt"/>
    </style:style>
    <style:style style:name="P3" style:family="paragraph" style:parent-style-name="Standard">
      <style:text-properties fo:font-size="18pt" officeooo:rsid="00025054" officeooo:paragraph-rsid="00025054" style:font-size-asian="18pt" style:font-size-complex="18pt"/>
    </style:style>
    <style:style style:name="T1" style:family="text">
      <style:text-properties officeooo:rsid="00031547"/>
    </style:style>
    <style:style style:name="T2" style:family="text">
      <style:text-properties officeooo:rsid="00033a0b"/>
    </style:style>
    <style:style style:name="T3" style:family="text">
      <style:text-properties officeooo:rsid="0003f378"/>
    </style:style>
    <style:style style:name="T4"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ignment 2:</text:p>
      <text:p text:style-name="P1"/>
      <text:p text:style-name="P2"><text:span text:style-name="T3">Q</text:span>1)Which field of CUSTOMERS table is the Primary Key?</text:p>
      <text:p text:style-name="P2"/>
      <text:p text:style-name="P2"><text:span text:style-name="T4">Ans</text:span>: Cnum field of CUSTOMERS table is the Primary Key.</text:p>
      <text:p text:style-name="P2"/>
      <text:p text:style-name="P2"><text:span text:style-name="T3">Q</text:span>2)What is the fourth column of the CUSTOMERS table ?</text:p>
      <text:p text:style-name="P2"/>
      <text:p text:style-name="P2"><text:span text:style-name="T4">Ans</text:span>: Rating is the fourth column of the CUSTOMERS table.</text:p>
      <text:p text:style-name="P2"/>
      <text:p text:style-name="P2"><text:span text:style-name="T3">Q</text:span>3)What is the another word for row? For column?</text:p>
      <text:p text:style-name="P2"/>
      <text:p text:style-name="P2"><text:span text:style-name="T4">Ans</text:span>: Row is also known as Record or Tuple.</text:p>
      <text:p text:style-name="P2"><text:s text:c="9"/>Column is also known as attribute.</text:p>
      <text:p text:style-name="P2"/>
      <text:p text:style-name="P2"><text:span text:style-name="T3">Q</text:span>4)Why isn’t it possible to see the first five rows of the table?</text:p>
      <text:p text:style-name="P2"/>
      <text:p text:style-name="P2"><text:span text:style-name="T4">Ans:</text:span> <text:s/><text:span text:style-name="T1">Because rows inside the table are scattered i.e.(fragmented) all over the </text:span><text:span text:style-name="T2">Database HardDisk, so while we query the table to show all the data inside it, the order of the rows depends upon the address on which they have got saved inside the hard-disk, and the order is always ascend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15:22:54.119545164</meta:creation-date>
    <dc:date>2023-09-11T15:42:53.452552214</dc:date>
    <meta:editing-duration>PT9M37S</meta:editing-duration>
    <meta:editing-cycles>4</meta:editing-cycles>
    <meta:generator>LibreOffice/7.3.5.2$Linux_X86_64 LibreOffice_project/30$Build-2</meta:generator>
    <meta:document-statistic meta:table-count="0" meta:image-count="0" meta:object-count="0" meta:page-count="1" meta:paragraph-count="10" meta:word-count="129" meta:character-count="718" meta:non-whitespace-character-count="589"/>
  </office:meta>
</office:document-meta>
</file>